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11">
      <style:text-properties fo:language="pt" fo:country="BR"/>
    </style:style>
    <style:style style:name="T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6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7">Janaina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P8">Pesquisar Pedido</text:p>
      <text:h text:style-name="Heading_20_11" text:outline-level="1">Breve Descrição</text:h>
      <text:p text:style-name="P9">Este caso de uso permite ao cliente pesquisar seus pedidos realizados. </text:p>
      <text:h text:style-name="P15" text:outline-level="1">Referências</text:h>
      <text:p text:style-name="P9">Não há.</text:p>
      <text:h text:style-name="P15" text:outline-level="1">Atores</text:h>
      <text:p text:style-name="P9">Cliente.</text:p>
      <text:h text:style-name="P15" text:outline-level="1">Pré-condições</text:h>
      <text:p text:style-name="P12">O Ator deve realizar login no sistema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squisar Pedido no menu Cliente:</text:p>
      <text:p text:style-name="P13">1. O sistema apresenta a grade com os pedidos realizados pelo ator. As informações que serão apresentadas na grade são: estabelecimento, data e hora do pedido e situação do mesmo. Também serão apresentados os campos para filtragem “Estabelecimento” e “Data” e as opções “Pesquisar Pedido” e “Consultar Pedido”;</text:p>
      <text:p text:style-name="P13">2. O ator informa os dados para a pesquisa e seleciona a opção “Pesquisar Pedido”;</text:p>
      <text:p text:style-name="P13"><text:soft-page-break/>3. O sistema busca na base de dados os pedidos do cliente de acordo com os dados informados na pesquisa;</text:p>
      <text:p text:style-name="P13">4. O sistema apresenta os dados para o ator;</text:p>
      <text:p text:style-name="P13">5. O caso de uso se encerra.</text:p>
      <text:h text:style-name="Heading_20_21" text:outline-level="2">Fluxos Alternativos</text:h>
      <text:p text:style-name="P11">A1 – Consultar Pedido</text:p>
      <text:p text:style-name="P10">Após o passo 4 do fluxo básico:<text:tab/></text:p>
      <text:p text:style-name="P13">1. O ator seleciona o pedido a ser visualizado e aciona a opção “Consultar Pedido”;</text:p>
      <text:p text:style-name="P13">2. O sistema exibe um formulário com os seguintes dados: nome do cliente, nome do estabelecimento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á apresentada a opção “Voltar”;</text:p>
      <text:p text:style-name="P13">3. O sistema retorna ao passo 1 do fluxo básico.</text:p>
      <text:p text:style-name="P11">A2 – Consistência ao Pesquisar Pedido</text:p>
      <text:p text:style-name="P10">Após o passo 2 do fluxo básico:<text:tab/></text:p>
      <text:p text:style-name="P13">1. O sistema não identifica na base de dados nenhum pedido realizado pelo cliente de acordo com os dados informados na pesquisa;</text:p>
      <text:p text:style-name="P13">2. O sistema exibe a mensagem “Não existem Pedidos de acordo com os dados informados na pesquisa.”;</text:p>
      <text:p text:style-name="P13">3. O sistema retorna ao passo 1 do fluxo básico.</text:p>
      <text:h text:style-name="Heading_20_11" text:outline-level="1">Pontos de Extensão</text:h>
      <text:p text:style-name="P9">Não há.</text:p>
      <text:h text:style-name="Heading_20_11" text:outline-level="1">Casos de Uso Incluídos</text:h>
      <text:p text:style-name="P9">Não há.</text:p>
      <text:h text:style-name="Heading_20_11" text:outline-level="1"><text:soft-page-break/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default-outline-level="1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default-outline-level="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10</text:span></text:span><text:span text:style-name="Page_20_Number1"><text:span text:style-name="MT1"> – </text:span></text:span><text:span text:style-name="Page_20_Number1"><text:span text:style-name="MT1">Pesquisar</text:span></text:span><text:span text:style-name="Page_20_Number1"><text:span text:style-name="MT1"> Pedidos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2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10 - Pesquisar Pedidos</text:file-name></text:span></text:span><text:span text:style-name="Page_20_Number1"><text:span text:style-name="MT1"><text:tab/><text:tab/>Pag. </text:span></text:span><text:span text:style-name="Page_20_Number1"><text:span text:style-name="MT1"><text:page-number text:select-page="current">2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Especificação de Caso de Uso</dc:title>
    <dc:subject/>
    <meta:initial-creator>Administrador</meta:initial-creator>
    <dc:creator>. .</dc:creator>
    <meta:creation-date>2009-10-17T12:22:00Z</meta:creation-date>
    <dc:date>2009-10-17T13:26:00.75</dc:date>
    <meta:editing-cycles>4</meta:editing-cycles>
    <meta:editing-duration>PT00H02M47S</meta:editing-duration>
    <meta:document-statistic meta:table-count="1" meta:image-count="0" meta:object-count="0" meta:page-count="3" meta:paragraph-count="49" meta:word-count="388" meta:character-count="2163"/>
    <meta:user-defined meta:name="ReqProMenus" meta:value-type="boolean">false</meta:user-defined>
    <meta:template xlink:type="simple" xlink:actuate="onRequest" xlink:title="" xlink:href="Normal.dotm"/>
  </office:meta>
</office:document-meta>
</file>